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961cm" fo:min-width="0.76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1cm" svg:height="1.397cm" svg:x="3.794cm" svg:y="4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cm" svg:y1="4.319cm" svg:x2="4.564cm" svg:y2="0.292cm">
          <text:p text:style-name="P2"><text:span text:style-name="T1">Tension force</text:span></text:p>
          <text:p text:style-name="P2"><text:span text:style-name="T1"/></text:p>
        </draw:line>
        <draw:line draw:style-name="gr2" draw:text-style-name="P1" draw:layer="layout" svg:x1="4.566cm" svg:y1="5.715cm" svg:x2="4.566cm" svg:y2="9.742cm">
          <text:p text:style-name="P2"><text:span text:style-name="T1">Gravitational</text:span></text:p>
          <text:p text:style-name="P2"><text:span text:style-name="T1"><text:s/></text:span><text:span text:style-name="T1">forc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5:21:54.252660162</meta:creation-date>
    <dc:date>2017-11-06T18:42:38.849621608</dc:date>
    <meta:editing-duration>PT3H6M25S</meta:editing-duration>
    <meta:editing-cycles>2</meta:editing-cycles>
    <meta:generator>LibreOffice/5.1.6.2$Linux_X86_64 LibreOffice_project/10m0$Build-2</meta:generator>
    <meta:document-statistic meta:object-count="3"/>
  </office:meta>
</office:document-meta>
</file>